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/>
    </style:style>
    <style:style style:name="P4" style:family="paragraph" style:parent-style-name="Standard">
      <style:paragraph-properties fo:margin-top="0cm" fo:margin-bottom="0.499cm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writing-mode="lr-tb"/>
    </style:style>
    <style:style style:name="T1" style:family="text">
      <style:text-properties style:language-asian="ko" style:country-asian="K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내</text:span>가 기존 html 방식으로 spring boot를 사용하면 브라우저에서 button을 통해 데이터를 입력하면 그 데이터가 controller dto service repository entity 를 통해 최종적으로 sql에 저장된다는 것을 이해했어. 이 방식으로 html을 통해 spring boot를 연습했어. 그렇다면 json 방식은 내가 어떤식으로 운영 할 수 있는지를 모르겠어. 만들어진 html을 비교해서 json으로 변화시키려는데, json은 어떻게 연습하면 좋을까?</text:p>
      <text:h text:style-name="Heading_20_6" text:outline-level="6">ChatGPT의 말:</text:h>
      <text:p text:style-name="Text_20_body"><draw:frame draw:style-name="fr1" draw:name="그림1" text:anchor-type="as-char" svg:width="2.117cm" svg:height="2.117cm" draw:z-index="0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JSON 방식으로 데이터를 처리하는 방법은 HTML 폼 기반의 전통적인 방식과 다릅니다. 주로 <text:span text:style-name="Strong_20_Emphasis">AJAX</text:span>나 <text:span text:style-name="Strong_20_Emphasis">JavaScript</text:span>를 사용하여 클라이언트에서 서버로 데이터를 JSON 형식으로 전송하고, Spring Boot에서 이를 처리하는 방식입니다. 이 방법은 특히 REST API와 연계해서 많이 사용되며, SPA(Single Page Application)나 모바일 애플리케이션에서 일반적입니다.</text:p>
      <text:p text:style-name="Text_20_body">JSON 방식을 사용한 Spring Boot 연습의 전체 흐름을 이해하기 위해 다음과 같은 단계로 설명할 수 있습니다.</text:p>
      <text:h text:style-name="Heading_20_3" text:outline-level="3">1. HTML과 JavaScript(AJAX)로 JSON 전송</text:h>
      <text:p text:style-name="Text_20_body">전통적인 HTML 폼이 아닌, JavaScript를 사용해 데이터를 JSON 형식으로 서버로 전송해야 합니다. 이를 위해 <text:span text:style-name="Strong_20_Emphasis"><text:span text:style-name="Source_20_Text">fetch</text:span></text:span><text:span text:style-name="Strong_20_Emphasis"> API</text:span>나 <text:span text:style-name="Strong_20_Emphasis"><text:span text:style-name="Source_20_Text">Axios</text:span></text:span> 같은 도구를 사용할 수 있습니다.</text:p>
      <text:p text:style-name="Text_20_body">HTML 코드에서는 더 이상 <text:span text:style-name="Source_20_Text">form</text:span> 태그를 사용하지 않고, <text:span text:style-name="Source_20_Text">button</text:span> 클릭 시 JavaScript로 데이터를 전송하는 방식을 사용할 수 있습니다.</text:p>
      <text:h text:style-name="Heading_20_4" text:outline-level="4">예시 HTML (JSON 방식)</text:h>
      <text:p text:style-name="Preformatted_20_Text">html</text:p>
      <text:p text:style-name="Preformatted_20_Text">코드 복사</text:p>
      <text:p text:style-name="P5"><text:span text:style-name="Source_20_Text">&lt;!DOCTYPE html&gt;</text:span></text:p>
      <text:p text:style-name="P5"><text:span text:style-name="Source_20_Text">&lt;html lang="en"&gt;</text:span></text:p>
      <text:p text:style-name="P5"><text:span text:style-name="Source_20_Text">&lt;head&gt;</text:span></text:p>
      <text:p text:style-name="P5"><text:span text:style-name="Source_20_Text"><text:s text:c="4"/>&lt;meta charset="UTF-8"&gt;</text:span></text:p>
      <text:p text:style-name="P5"><text:span text:style-name="Source_20_Text"><text:s text:c="4"/>&lt;meta name="viewport" content="width=device-width, initial-scale=1.0"&gt;</text:span></text:p>
      <text:p text:style-name="P5"><text:span text:style-name="Source_20_Text"><text:s text:c="4"/>&lt;title&gt;JSON 방식 예제&lt;/title&gt;</text:span></text:p>
      <text:p text:style-name="P5"><text:span text:style-name="Source_20_Text">&lt;/head&gt;</text:span></text:p>
      <text:p text:style-name="P5"><text:span text:style-name="Source_20_Text">&lt;body&gt;</text:span></text:p>
      <text:p text:style-name="P5"><text:span text:style-name="Source_20_Text"><text:s text:c="4"/>&lt;h4&gt;아이디&lt;/h4&gt;</text:span></text:p>
      <text:p text:style-name="P5"><text:span text:style-name="Source_20_Text"><text:s text:c="4"/>&lt;input id="username" type="text" placeholder="아이디를 입력하세요"&gt;</text:span></text:p>
      <text:p text:style-name="P5"><text:span text:style-name="Source_20_Text"><text:s text:c="4"/></text:span></text:p>
      <text:p text:style-name="P5"><text:span text:style-name="Source_20_Text"><text:s text:c="4"/>&lt;h4&gt;비밀번호&lt;/h4&gt;</text:span></text:p>
      <text:p text:style-name="P5"><text:span text:style-name="Source_20_Text"><text:s text:c="4"/>&lt;input id="password" type="password" placeholder="비밀번호를 입력하세요"&gt;</text:span></text:p>
      <text:p text:style-name="P5"><text:span text:style-name="Source_20_Text"><text:s text:c="4"/></text:span></text:p>
      <text:p text:style-name="P5"><text:span text:style-name="Source_20_Text"><text:s text:c="4"/>&lt;h4&gt;이메일&lt;/h4&gt;</text:span></text:p>
      <text:p text:style-name="P5"><text:span text:style-name="Source_20_Text"><text:s text:c="4"/>&lt;input id="email" type="email" placeholder="이메일을 입력하세요"&gt;</text:span></text:p>
      <text:p text:style-name="P5"/>
      <text:p text:style-name="P5"><text:span text:style-name="Source_20_Text"><text:s text:c="4"/>&lt;button onclick="sendData()"&gt;가입&lt;/button&gt;</text:span></text:p>
      <text:p text:style-name="P5"/>
      <text:p text:style-name="P5"><text:soft-page-break/><text:span text:style-name="Source_20_Text"><text:s text:c="4"/>&lt;script&gt;</text:span></text:p>
      <text:p text:style-name="P5"><text:span text:style-name="Source_20_Text"><text:s text:c="8"/>function sendData() {</text:span></text:p>
      <text:p text:style-name="P5"><text:span text:style-name="Source_20_Text"><text:s text:c="12"/>const data = {</text:span></text:p>
      <text:p text:style-name="P5"><text:span text:style-name="Source_20_Text"><text:s text:c="16"/>username: document.getElementById('username').value,</text:span></text:p>
      <text:p text:style-name="P5"><text:span text:style-name="Source_20_Text"><text:s text:c="16"/>password: document.getElementById('password').value,</text:span></text:p>
      <text:p text:style-name="P5"><text:span text:style-name="Source_20_Text"><text:s text:c="16"/>email: document.getElementById('email').value</text:span></text:p>
      <text:p text:style-name="P5"><text:span text:style-name="Source_20_Text"><text:s text:c="12"/>};</text:span></text:p>
      <text:p text:style-name="P5"/>
      <text:p text:style-name="P5"><text:span text:style-name="Source_20_Text"><text:s text:c="12"/>fetch('/user/register', {</text:span></text:p>
      <text:p text:style-name="P5"><text:span text:style-name="Source_20_Text"><text:s text:c="16"/>method: 'POST',</text:span></text:p>
      <text:p text:style-name="P5"><text:span text:style-name="Source_20_Text"><text:s text:c="16"/>headers: {</text:span></text:p>
      <text:p text:style-name="P5"><text:span text:style-name="Source_20_Text"><text:s text:c="20"/>'Content-Type': 'application/json'</text:span></text:p>
      <text:p text:style-name="P5"><text:span text:style-name="Source_20_Text"><text:s text:c="16"/>},</text:span></text:p>
      <text:p text:style-name="P5"><text:span text:style-name="Source_20_Text"><text:s text:c="16"/>body: JSON.stringify(data)</text:span></text:p>
      <text:p text:style-name="P5"><text:span text:style-name="Source_20_Text"><text:s text:c="12"/>})</text:span></text:p>
      <text:p text:style-name="P5"><text:span text:style-name="Source_20_Text"><text:s text:c="12"/>.then(response =&gt; response.json())</text:span></text:p>
      <text:p text:style-name="P5"><text:span text:style-name="Source_20_Text"><text:s text:c="12"/>.then(data =&gt; {</text:span></text:p>
      <text:p text:style-name="P5"><text:span text:style-name="Source_20_Text"><text:s text:c="16"/>console.log('Success:', data);</text:span></text:p>
      <text:p text:style-name="P5"><text:span text:style-name="Source_20_Text"><text:s text:c="12"/>})</text:span></text:p>
      <text:p text:style-name="P5"><text:span text:style-name="Source_20_Text"><text:s text:c="12"/>.catch((error) =&gt; {</text:span></text:p>
      <text:p text:style-name="P5"><text:span text:style-name="Source_20_Text"><text:s text:c="16"/>console.error('Error:', error);</text:span></text:p>
      <text:p text:style-name="P5"><text:span text:style-name="Source_20_Text"><text:s text:c="12"/>});</text:span></text:p>
      <text:p text:style-name="P5"><text:span text:style-name="Source_20_Text"><text:s text:c="8"/>}</text:span></text:p>
      <text:p text:style-name="P5"><text:span text:style-name="Source_20_Text"><text:s text:c="4"/>&lt;/script&gt;</text:span></text:p>
      <text:p text:style-name="P5"><text:span text:style-name="Source_20_Text">&lt;/body&gt;</text:span></text:p>
      <text:p text:style-name="P6"><text:span text:style-name="Source_20_Text">&lt;/html&gt;</text:span></text:p>
      <text:h text:style-name="Heading_20_3" text:outline-level="3">2. Spring Boot 컨트롤러 (JSON 방식)</text:h>
      <text:p text:style-name="Text_20_body">JSON 형식의 데이터를 받기 위해서는 **<text:span text:style-name="Source_20_Text">@RequestBody</text:span>**를 사용하여 데이터를 처리해야 합니다.</text:p>
      <text:h text:style-name="Heading_20_4" text:outline-level="4">예시 컨트롤러</text:h>
      <text:p text:style-name="Preformatted_20_Text">java</text:p>
      <text:p text:style-name="Preformatted_20_Text">코드 복사</text:p>
      <text:p text:style-name="P5"><text:span text:style-name="Source_20_Text">@PostMapping("/user/register")</text:span></text:p>
      <text:p text:style-name="P5"><text:span text:style-name="Source_20_Text">public ResponseEntity&lt;String&gt; registerUser(@RequestBody UserDTO userDTO) {</text:span></text:p>
      <text:p text:style-name="P5"><text:span text:style-name="Source_20_Text"><text:s text:c="4"/>userService.userAdd(userDTO);</text:span></text:p>
      <text:p text:style-name="P5"><text:span text:style-name="Source_20_Text"><text:s text:c="4"/>return ResponseEntity.ok("User registered successfully");</text:span></text:p>
      <text:p text:style-name="P6"><text:span text:style-name="Source_20_Text">}</text:span></text:p>
      <text:list xml:id="list2394770962909547633" text:style-name="L1">
        <text:list-item>
          <text:p text:style-name="P1">**<text:span text:style-name="Source_20_Text">@RequestBody</text:span>**는 JSON 데이터를 자동으로 파싱하여 <text:span text:style-name="Source_20_Text">UserDTO</text:span> 객체로 바인딩합니다.</text:p>
        </text:list-item>
      </text:list>
      <text:h text:style-name="Heading_20_3" text:outline-level="3">3. DTO, 서비스, 리포지토리, 엔티티 설정 (HTML 방식과 동일)</text:h>
      <text:p text:style-name="Text_20_body"><text:span text:style-name="Strong_20_Emphasis">DTO, 서비스, 리포지토리, 엔티티</text:span> 부분은 전통적인 HTML 폼 방식과 동일하게 작성합니다. 이 부분은 변경이 없습니다. 단지 클라이언트에서 JSON 데이터를 보내고, 서버에서 이를 파싱하여 사용하는 것만 다를 뿐입니다.</text:p>
      <text:h text:style-name="Heading_20_4" text:outline-level="4"><text:soft-page-break/>DTO 예시</text:h>
      <text:p text:style-name="Preformatted_20_Text">java</text:p>
      <text:p text:style-name="Preformatted_20_Text">코드 복사</text:p>
      <text:p text:style-name="P5"><text:span text:style-name="Source_20_Text">public class UserDTO {</text:span></text:p>
      <text:p text:style-name="P5"><text:span text:style-name="Source_20_Text"><text:s text:c="4"/>private String username;</text:span></text:p>
      <text:p text:style-name="P5"><text:span text:style-name="Source_20_Text"><text:s text:c="4"/>private String password;</text:span></text:p>
      <text:p text:style-name="P5"><text:span text:style-name="Source_20_Text"><text:s text:c="4"/>private String email;</text:span></text:p>
      <text:p text:style-name="P5"/>
      <text:p text:style-name="P5"><text:span text:style-name="Source_20_Text"><text:s text:c="4"/>// Getters and Setters</text:span></text:p>
      <text:p text:style-name="P6"><text:span text:style-name="Source_20_Text">}</text:span></text:p>
      <text:h text:style-name="Heading_20_3" text:outline-level="3">4. 데이터베이스에 저장 (서비스, 리포지토리)</text:h>
      <text:p text:style-name="Text_20_body"><text:span text:style-name="Source_20_Text">Service</text:span>와 <text:span text:style-name="Source_20_Text">Repository</text:span> 부분은 기존과 동일하게 작성할 수 있습니다. 예를 들어, 서비스에서 <text:span text:style-name="Source_20_Text">userAdd()</text:span> 메서드를 사용해 리포지토리를 통해 데이터베이스에 저장합니다.</text:p>
      <text:p text:style-name="Preformatted_20_Text">java</text:p>
      <text:p text:style-name="Preformatted_20_Text">코드 복사</text:p>
      <text:p text:style-name="P5"><text:span text:style-name="Source_20_Text">@Service</text:span></text:p>
      <text:p text:style-name="P5"><text:span text:style-name="Source_20_Text">public class UserService {</text:span></text:p>
      <text:p text:style-name="P5"><text:span text:style-name="Source_20_Text"><text:s text:c="4"/>@Autowired</text:span></text:p>
      <text:p text:style-name="P5"><text:span text:style-name="Source_20_Text"><text:s text:c="4"/>private UserRepository userRepository;</text:span></text:p>
      <text:p text:style-name="P5"/>
      <text:p text:style-name="P5"><text:span text:style-name="Source_20_Text"><text:s text:c="4"/>public void userAdd(UserDTO userDTO) {</text:span></text:p>
      <text:p text:style-name="P5"><text:span text:style-name="Source_20_Text"><text:s text:c="8"/>User user = new User();</text:span></text:p>
      <text:p text:style-name="P5"><text:span text:style-name="Source_20_Text"><text:s text:c="8"/>user.setUsername(userDTO.getUsername());</text:span></text:p>
      <text:p text:style-name="P5"><text:span text:style-name="Source_20_Text"><text:s text:c="8"/>user.setPassword(userDTO.getPassword());</text:span></text:p>
      <text:p text:style-name="P5"><text:span text:style-name="Source_20_Text"><text:s text:c="8"/>user.setEmail(userDTO.getEmail());</text:span></text:p>
      <text:p text:style-name="P5"><text:span text:style-name="Source_20_Text"><text:s text:c="8"/>userRepository.save(user);</text:span></text:p>
      <text:p text:style-name="P5"><text:span text:style-name="Source_20_Text"><text:s text:c="4"/>}</text:span></text:p>
      <text:p text:style-name="P6"><text:span text:style-name="Source_20_Text">}</text:span></text:p>
      <text:h text:style-name="Heading_20_3" text:outline-level="3">5. 연습 방법</text:h>
      <text:p text:style-name="Text_20_body">JSON 방식으로 연습하는 방법은 다음과 같습니다:</text:p>
      <text:list xml:id="list8588285037562341392" text:style-name="L2">
        <text:list-item>
          <text:p text:style-name="P3"><text:span text:style-name="Strong_20_Emphasis">JavaScript로 데이터 전송 연습</text:span>: <text:span text:style-name="Source_20_Text">fetch</text:span>나 <text:span text:style-name="Source_20_Text">Axios</text:span> 같은 JavaScript API를 사용하여 서버로 데이터를 보내고 응답받는 것을 연습하세요.</text:p>
        </text:list-item>
        <text:list-item>
          <text:p text:style-name="P3"><text:span text:style-name="Strong_20_Emphasis">Spring Boot 컨트롤러에서 JSON 데이터 처리</text:span>: <text:span text:style-name="Source_20_Text">@RequestBody</text:span>를 사용하여 클라이언트에서 보낸 JSON 데이터를 처리하고, 응답을 보낼 수 있도록 연습합니다.</text:p>
        </text:list-item>
        <text:list-item>
          <text:p text:style-name="P3"><text:span text:style-name="Strong_20_Emphasis">API 테스트 도구 사용</text:span>: <text:span text:style-name="Source_20_Text">Postman</text:span> 또는 <text:span text:style-name="Source_20_Text">curl</text:span> 같은 도구로 JSON API를 테스트하면서 서버가 제대로 응답하는지 확인할 수 있습니다.</text:p>
        </text:list-item>
        <text:list-item>
          <text:p text:style-name="P2"><text:span text:style-name="Strong_20_Emphasis">데이터베이스 연동</text:span>: JSON 데이터가 최종적으로 데이터베이스에 잘 저장되는지 확인하는 과정을 반복해 봅니다.</text:p>
        </text:list-item>
      </text:list>
      <text:p text:style-name="Text_20_body">이 과정을 통해 REST API 기반의 JSON 방식 통신을 연습하고 이해할 수 있습니다. JSON 방식을 익히면, 프론트엔드와 백엔드가 분리된 구조로도 확장할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1T16:18:12.88</meta:creation-date>
    <dc:date>2024-09-11T16:23:58.72</dc:date>
    <meta:editing-duration>PT5M45S</meta:editing-duration>
    <meta:editing-cycles>2</meta:editing-cycles>
    <meta:generator>OpenOffice/4.1.15$Win32 OpenOffice.org_project/4115m2$Build-9813</meta:generator>
    <meta:document-statistic meta:table-count="0" meta:image-count="1" meta:object-count="0" meta:page-count="3" meta:paragraph-count="98" meta:word-count="1196" meta:character-count="3656"/>
  </office:meta>
</office:document-meta>
</file>